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 style:list-style-name="WW8Num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2" style:family="paragraph" style:parent-style-name="Standard" style:list-style-name="WW8Num2">
      <style:text-properties style:font-name="Arial1" fo:font-size="10pt" style:font-size-asian="10pt" style:font-name-complex="Arial2" style:font-size-complex="10pt"/>
    </style:style>
    <style:style style:name="P13" style:family="paragraph" style:parent-style-name="Standard" style:list-style-name="WW8Num3"/>
    <style:style style:name="P14" style:family="paragraph" style:parent-style-name="Standard" style:list-style-name="WW8Num3"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text-underline-style="none" style:font-size-asian="10pt" style:font-size-complex="10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1" fo:font-weight="normal" style:font-weight-asian="normal" style:font-name-complex="Arial2" style:font-weight-complex="normal"/>
    </style:style>
    <style:style style:name="T11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12" style:family="text">
      <style:text-properties style:font-name="Arial1" fo:font-weight="bold" style:font-weight-asian="bold" style:font-name-complex="Arial2" style:font-weight-complex="bold"/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Kevin Welsh</text:span><text:span text:style-name="T2"><text:line-break/>30 Centennial Ave NW</text:span></text:p>
      <text:p text:style-name="P2">Grand Rapids, MI 49504</text:p>
      <text:p text:style-name="P7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5">OBJECTIVE:</text:p>
      <text:p text:style-name="P1">BSSE College fifth year student 4 credits short of graduation looking for the opportunity of a full time job to develop myself as a software developer.<text:tab/><text:tab/> <text:tab/><text:tab/></text:p>
      <text:p text:style-name="P1"/>
      <text:p text:style-name="P1"><text:tab/><text:tab/><text:tab/></text:p>
      <text:p text:style-name="P5">EDUCATION:</text:p>
      <text:p text:style-name="P1">Bachelor of Science in Software Engineering, December 2011</text:p>
      <text:p text:style-name="P1">Michigan Technological University<text:tab/><text:tab/> <text:tab/><text:tab/><text:tab/><text:tab/><text:tab/></text:p>
      <text:p text:style-name="P5"/>
      <text:p text:style-name="P1"/>
      <text:section text:style-name="Sect1" text:name="Section1">
        <text:p text:style-name="P5">RELEVANT WORK/PROJECT EXPERIENCE:</text:p>
        <text:p text:style-name="P6"><text:span text:style-name="T8"><text:tab/></text:span><text:span text:style-name="T7">Most Recent Employment: Grand Rapids, MI<text:tab/><text:tab/>May 2010-Present</text:span></text:p>
        <text:list xml:id="list856237470" text:style-name="WW8Num2">
          <text:list-header>
            <text:p text:style-name="P9">Holy Spirit Grade School Networking</text:p>
            <text:list>
              <text:list-item>
                <text:p text:style-name="P12">Retrofit computers from Windows to Linux operation system; integrate to existing network to provide computer access to primary grades (who had not previously had access to any computers).</text:p>
              </text:list-item>
              <text:list-item>
                <text:p text:style-name="P12">Maintain and provide technical support for all network computers.</text:p>
              </text:list-item>
              <text:list-item>
                <text:p text:style-name="P12">Part of the Technological Committee responsible for integrating newer technologies such as Apple iPads and cloud services into the current infrastructure.</text:p>
              </text:list-item>
            </text:list>
          </text:list-header>
        </text:list>
        <text:p text:style-name="P3"/>
        <text:p text:style-name="P3"><text:tab/>Michigan Tech Undergraduate Projects<text:tab/><text:tab/>January <text:s/>2009-December 2011 </text:p>
        <text:p text:style-name="P1"><text:span text:style-name="T9"><text:tab/>Fall 2011: </text:span><text:span text:style-name="T8">File System Analyzer</text:span><text:span text:style-name="T9"><text:line-break/><text:tab/><text:tab/>Developed a C program that traverses a file system, gathering statistics on every file &amp; <text:tab/><text:tab/>directory. The program then used the GNUPlot libraries to turn the data into multiple <text:tab/><text:tab/>graphs, showing a visual representation of your file system.</text:span></text:p>
        <text:p text:style-name="P4"/>
        <text:p text:style-name="P1"><text:span text:style-name="T9"><text:tab/>Fall 2011: </text:span><text:span text:style-name="T8">Soil Time!</text:span></text:p>
        <text:p text:style-name="P1"><text:span text:style-name="T8"><text:tab/><text:tab/></text:span><text:span text:style-name="T9">Designed, documented, and developed an educational strategy game coded in C that <text:tab/><text:tab/>lets players choose plants and farming techniques to use on their farmland. The <text:tab/><text:tab/><text:tab/>graphical user interface was coded in GTK. </text:span></text:p>
        <text:p text:style-name="P4"/>
        <text:p text:style-name="P1"><text:span text:style-name="T9"><text:tab/>Spring 2011: </text:span><text:span text:style-name="T8">File Inspector</text:span></text:p>
        <text:p text:style-name="P1"><text:span text:style-name="T8"><text:tab/><text:tab/></text:span><text:span text:style-name="T9">Developed a Ruby program that analyzes Ruby files and reports back relevant <text:tab/><text:tab/><text:tab/>information such as name, super class, ancestors, included modules, constants, class <text:tab/><text:tab/>variables, class methods, public instance methods, protected instance methods, and <text:tab/><text:tab/>private instance methods. It uses the Ruby Introspection API. </text:span></text:p>
        <text:p text:style-name="P4"/>
        <text:p text:style-name="P1"><text:span text:style-name="T9"><text:tab/>Spring 2010:</text:span><text:span text:style-name="T8"> Phone2Phone</text:span><text:line-break/><text:tab/><text:tab/>Designed, documented, and developed an Android OS program that transfers files from <text:tab/><text:tab/>one phone to another via an unofficial Bluetooth API. Focused on designing a coherent, <text:tab/><text:tab/>clean graphical user interface and doing large amounts of user testing of the interface. <text:tab/><text:tab/>Diagrammed the internals of the program and created multiple use case scenarios. </text:p>
        <text:p text:style-name="P3"/>
        <text:p text:style-name="P1"><text:span text:style-name="T9"><text:tab/>Spring 2010:</text:span><text:span text:style-name="T8"> Where Am I?<text:tab/><text:tab/></text:span><text:line-break/><text:tab/><text:tab/>Developed an Android OS program that contains an SQLite database of <text:tab/><text:tab/><text:tab/><text:tab/>common user-defined locations and uses Android's GPS API to give directions to those <text:tab/><text:tab/>custom locations. Designed the database to be optimized for the most common <text:tab/><text:tab/><text:tab/>use cases. </text:p>
        <text:p text:style-name="P1"/>
        <text:p text:style-name="P1"><text:soft-page-break/><text:tab/>Fall 2009: <text:span text:style-name="T8">Santa's Little Helpers</text:span></text:p>
        <text:p text:style-name="P1"><text:span text:style-name="T12"><text:tab/><text:tab/></text:span><text:span text:style-name="T10">Developed a</text:span><text:span text:style-name="T11"> </text:span><text:span text:style-name="T10">C++</text:span><text:span text:style-name="T11"> </text:span><text:span text:style-name="T10">program</text:span><text:span text:style-name="T11"> </text:span><text:span text:style-name="T10">that</text:span><text:span text:style-name="T11"> </text:span><text:span text:style-name="T10">implements</text:span><text:span text:style-name="T11"> modern </text:span><text:span text:style-name="T10">threading</text:span><text:span text:style-name="T11"> techniques using the <text:tab/><text:tab/>cross-platform POSIX API </text:span><text:span text:style-name="T10">to</text:span><text:span text:style-name="T11"> </text:span><text:span text:style-name="T10">coordinate</text:span><text:span text:style-name="T11"> </text:span><text:span text:style-name="T10">elves,</text:span><text:span text:style-name="T11"> </text:span><text:span text:style-name="T10">reindeer,</text:span><text:span text:style-name="T11"> </text:span><text:span text:style-name="T10">and</text:span><text:span text:style-name="T11"> </text:span><text:span text:style-name="T10">Santa</text:span><text:span text:style-name="T11"> </text:span><text:span text:style-name="T10">(object</text:span><text:span text:style-name="T11"> </text:span><text:span text:style-name="T10">classes) as <text:tab/><text:tab/>they simulate delivering toys.</text:span></text:p>
        <text:p text:style-name="P1"/>
        <text:p text:style-name="P5"/>
        <text:p text:style-name="P5">TECHNICAL EXPERIENCE:</text:p>
        <text:list xml:id="list769097412" text:style-name="WW8Num3">
          <text:list-item>
            <text:p text:style-name="P13"><text:span text:style-name="T3">Languages</text:span><text:span text:style-name="T2">: C, C++, Java, Java Android Development, SQL, C#, Ruby, Visual Basic, Assembly, LISP, and eager to learn others</text:span></text:p>
          </text:list-item>
          <text:list-item>
            <text:p text:style-name="P13"><text:span text:style-name="T4">Software</text:span><text:span text:style-name="T2">: Windows Office Suite, Git Version Control, Visual Studio 2010, Libre Office, Eclipse IDE, Anjuta IDE, Qt Toolkit, GTK Toolkit, GNUPlot, OpenGL, SDL</text:span></text:p>
          </text:list-item>
          <text:list-item>
            <text:p text:style-name="P13"><text:span text:style-name="T4">Platforms</text:span><text:span text:style-name="T2">: Windows, Linux, Unix, Mac OS</text:span></text:p>
          </text:list-item>
          <text:list-item>
            <text:p text:style-name="P14"><text:span text:style-name="T5">Concepts</text:span><text:span text:style-name="T2">: </text:span><text:span text:style-name="T6">Software Testing, Object-Oriented Programming, Procedural Programming, Threading, Integrated Development Environments, Databases, Algorithms, Software Design, Interface Design</text:span></text:p>
          </text:list-item>
        </text:list>
        <text:p text:style-name="P5"/>
        <text:p text:style-name="P5"/>
        <text:p text:style-name="P5">OTHER ACTIVITIES &amp; HOBBIES:</text:p>
        <text:list xml:id="list6703436851" text:style-name="WW8Num1">
          <text:list-item>
            <text:p text:style-name="P11">Video gaming (Xbox 360, PS3, PC, Android)</text:p>
          </text:list-item>
          <text:list-item>
            <text:p text:style-name="P11">Trouble-shooting computers</text:p>
          </text:list-item>
          <text:list-item>
            <text:p text:style-name="P11">Hockey</text:p>
          </text:list-item>
          <text:list-item>
            <text:p text:style-name="P11">Personal coding projects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8-03T02:25:00</dc:date>
    <meta:editing-cycles>143</meta:editing-cycles>
    <meta:editing-duration>PT5H9M</meta:editing-duration>
    <meta:generator>LibreOffice/3.4$Unix LibreOffice_project/340m1$Build-502</meta:generator>
    <dc:creator>Kevin Welsh</dc:creator>
    <meta:document-statistic meta:table-count="0" meta:image-count="0" meta:object-count="0" meta:page-count="2" meta:paragraph-count="35" meta:word-count="492" meta:character-count="3372" meta:non-whitespace-character-count="2844"/>
    <meta:user-defined meta:name="Info 1"/>
    <meta:user-defined meta:name="Info 2"/>
    <meta:user-defined meta:name="Info 3"/>
    <meta:user-defined meta:name="Info 4"/>
  </office:meta>
</office:document-meta>
</file>